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paragraph-properties fo:padding="0.0193in" fo:border="0.0008in solid #d9d9e3"/>
    </style:style>
    <style:style style:name="P2" style:family="paragraph" style:parent-style-name="Text_20_body" style:list-style-name="L1">
      <style:paragraph-properties fo:margin-top="0in" fo:margin-bottom="0in" fo:padding="0.0193in" fo:border="0.0008in solid #d9d9e3"/>
    </style:style>
    <style:style style:name="P3" style:family="paragraph" style:parent-style-name="Text_20_body" style:list-style-name="L6">
      <style:paragraph-properties fo:margin-top="0in" fo:margin-bottom="0in" fo:padding="0.0193in" fo:border="0.0008in solid #d9d9e3"/>
    </style:style>
    <style:style style:name="P4" style:family="paragraph" style:parent-style-name="Text_20_body">
      <style:paragraph-properties fo:padding="0.0193in" fo:border="0.0008in solid #d9d9e3"/>
    </style:style>
    <style:style style:name="P5" style:family="paragraph" style:parent-style-name="Text_20_body" style:list-style-name="L1">
      <style:paragraph-properties fo:padding="0.0193in" fo:border="0.0008in solid #d9d9e3"/>
    </style:style>
    <style:style style:name="P6" style:family="paragraph" style:parent-style-name="Text_20_body" style:list-style-name="L2">
      <style:paragraph-properties fo:padding="0.0193in" fo:border="0.0008in solid #d9d9e3"/>
    </style:style>
    <style:style style:name="P7" style:family="paragraph" style:parent-style-name="Text_20_body" style:list-style-name="L3">
      <style:paragraph-properties fo:padding="0.0193in" fo:border="0.0008in solid #d9d9e3"/>
    </style:style>
    <style:style style:name="P8" style:family="paragraph" style:parent-style-name="Text_20_body" style:list-style-name="L4">
      <style:paragraph-properties fo:padding="0.0193in" fo:border="0.0008in solid #d9d9e3"/>
    </style:style>
    <style:style style:name="P9" style:family="paragraph" style:parent-style-name="Text_20_body" style:list-style-name="L5">
      <style:paragraph-properties fo:padding="0.0193in" fo:border="0.0008in solid #d9d9e3"/>
    </style:style>
    <style:style style:name="P10" style:family="paragraph" style:parent-style-name="Text_20_body" style:list-style-name="L6">
      <style:paragraph-properties fo:padding="0.0193in" fo:border="0.0008in solid #d9d9e3"/>
    </style:style>
    <style:style style:name="P11" style:family="paragraph" style:parent-style-name="Text_20_body" style:list-style-name="L7">
      <style:paragraph-properties fo:padding="0.0193in" fo:border="0.0008in solid #d9d9e3"/>
    </style:style>
    <style:style style:name="P12" style:family="paragraph" style:parent-style-name="Text_20_body" style:list-style-name="L8">
      <style:paragraph-properties fo:padding="0.0193in" fo:border="0.0008in solid #d9d9e3"/>
    </style:style>
    <style:style style:name="P13" style:family="paragraph" style:parent-style-name="Standard">
      <style:paragraph-properties fo:padding="0.0193in" fo:border="0.0008in solid #d9d9e3"/>
    </style:style>
    <style:style style:name="P14" style:family="paragraph" style:parent-style-name="Standard">
      <style:paragraph-properties fo:margin-top="0in" fo:margin-bottom="0.1965in"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Безопасность WordPress - основы</text:p>
      <text:p text:style-name="P13">ChatGPT</text:p>
      <text:p text:style-name="P14">ChatGPT</text:p>
      <text:p text:style-name="P4">Защита вашего сайта на WordPress от несанкционированного доступа и взломов - это важный аспект его управления. Вот несколько основных шагов по обеспечению безопасности:</text:p>
      <text:h text:style-name="P1" text:outline-level="3">1. Поставьте пароль администратора и обновляйте его:</text:h>
      <text:list xml:id="list7420000437242971842" text:style-name="L1">
        <text:list-item>
          <text:p text:style-name="P2"><text:span text:style-name="Strong_20_Emphasis">Сложный пароль:</text:span> Используйте длинные и уникальные пароли для всех учетных записей, включая администратора.</text:p>
        </text:list-item>
        <text:list-item>
          <text:p text:style-name="P5"><text:span text:style-name="Strong_20_Emphasis">Регулярная смена паролей:</text:span> Меняйте пароли периодически.</text:p>
        </text:list-item>
      </text:list>
      <text:h text:style-name="P1" text:outline-level="3">2. Обновляйте WordPress, темы и плагины:</text:h>
      <text:list xml:id="list9050599339805770927" text:style-name="L2">
        <text:list-item>
          <text:p text:style-name="P6"><text:span text:style-name="Strong_20_Emphasis">Регулярные обновления:</text:span> Устаревшие версии WordPress, тем и плагинов могут быть уязвимыми для атак, так что важно следить за обновлениями и устанавливать их.</text:p>
        </text:list-item>
      </text:list>
      <text:h text:style-name="P1" text:outline-level="3">3. Используйте надежные плагины безопасности:</text:h>
      <text:list xml:id="list7631346459484272057" text:style-name="L3">
        <text:list-item>
          <text:p text:style-name="P7"><text:span text:style-name="Strong_20_Emphasis">Плагины безопасности:</text:span> Установите плагины безопасности, такие как Wordfence, Sucuri или iThemes Security, чтобы усилить защиту.</text:p>
        </text:list-item>
      </text:list>
      <text:h text:style-name="P1" text:outline-level="3">4. Установите двухфакторную аутентификацию:</text:h>
      <text:list xml:id="list4284937454705385718" text:style-name="L4">
        <text:list-item>
          <text:p text:style-name="P8"><text:span text:style-name="Strong_20_Emphasis">Дополнительный уровень защиты:</text:span> Включите двухфакторную аутентификацию (2FA), чтобы обеспечить дополнительный уровень безопасности при входе на сайт.</text:p>
        </text:list-item>
      </text:list>
      <text:h text:style-name="P1" text:outline-level="3">5. Ограничьте число попыток входа:</text:h>
      <text:list xml:id="list6243436274056032673" text:style-name="L5">
        <text:list-item>
          <text:p text:style-name="P9"><text:span text:style-name="Strong_20_Emphasis">Ограничение попыток входа:</text:span> Используйте плагины, которые ограничивают число попыток входа, чтобы защититься от брутфорс-атак.</text:p>
        </text:list-item>
      </text:list>
      <text:h text:style-name="P1" text:outline-level="3">6. Защита от SQL-инъекций и вредоносного кода:</text:h>
      <text:list xml:id="list8413428386308999304" text:style-name="L6">
        <text:list-item>
          <text:p text:style-name="P3"><text:span text:style-name="Strong_20_Emphasis">Экранируйте данные:</text:span> Используйте экранирование данных при работе с базой данных и в формах для предотвращения SQL-инъекций.</text:p>
        </text:list-item>
        <text:list-item>
          <text:p text:style-name="P10"><text:span text:style-name="Strong_20_Emphasis">Проверяйте код:</text:span> Осуществляйте регулярную проверку кода тем и плагинов на наличие вредоносных уязвимостей.</text:p>
        </text:list-item>
      </text:list>
      <text:h text:style-name="P1" text:outline-level="3">7. Резервное копирование данных:</text:h>
      <text:list xml:id="list2810231070309746921" text:style-name="L7">
        <text:list-item>
          <text:p text:style-name="P11"><text:span text:style-name="Strong_20_Emphasis">Регулярные резервные копии:</text:span> Создавайте резервные копии сайта регулярно, чтобы была возможность восстановления в случае атаки или сбоя.</text:p>
        </text:list-item>
      </text:list>
      <text:h text:style-name="P1" text:outline-level="3">8. Ограничьте доступ к файлам:</text:h>
      <text:list xml:id="list5891686352569132044" text:style-name="L8">
        <text:list-item>
          <text:p text:style-name="P12"><text:span text:style-name="Strong_20_Emphasis">Используйте правильные права доступа:</text:span> Установите правильные разрешения <text:soft-page-break/>доступа к файлам и каталогам на сервере.</text:p>
        </text:list-item>
      </text:list>
      <text:p text:style-name="P4">Это лишь несколько базовых шагов для обеспечения безопасности на WordPress. Важно постоянно обновляться в вопросах безопасности и применять рекомендации для защиты вашего сайта от возможных угроз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S</meta:editing-duration>
    <meta:editing-cycles>3</meta:editing-cycles>
    <meta:generator>OpenOffice/4.1.14$Win32 OpenOffice.org_project/4114m1$Build-9811</meta:generator>
    <dc:date>2023-11-28T22:28:41.25</dc:date>
    <meta:document-statistic meta:table-count="0" meta:image-count="0" meta:object-count="0" meta:page-count="2" meta:paragraph-count="23" meta:word-count="254" meta:character-count="1924"/>
    <dc:creator>Dima Wide</dc:creator>
    <meta:user-defined meta:name="Info 1"/>
    <meta:user-defined meta:name="Info 2"/>
    <meta:user-defined meta:name="Info 3"/>
    <meta:user-defined meta:name="Info 4"/>
  </office:meta>
</office:document-meta>
</file>